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46.54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55.05pt"/>
    </style:style>
    <style:style style:name="co10" style:family="table-column">
      <style:table-column-properties fo:break-before="auto" style:column-width="75.86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22.59pt"/>
    </style:style>
    <style:style style:name="co13" style:family="table-column">
      <style:table-column-properties fo:break-before="auto" style:column-width="30.36pt"/>
    </style:style>
    <style:style style:name="co14" style:family="table-column">
      <style:table-column-properties fo:break-before="auto" style:column-width="60.4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s4=3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]));[.D3];&quot;&quot;)" office:value-type="float" office:value="1.93515" calcext:value-type="float">
            <text:p>1.9351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15" calcext:value-type="float">
            <text:p>1.93515</text:p>
          </table:table-cell>
          <table:table-cell table:number-columns-repeated="2"/>
          <table:table-cell table:formula="of:=IF(ISODD(ROW([.D4]));[.D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]));[.D5];&quot;&quot;)" office:value-type="float" office:value="1.93416" calcext:value-type="float">
            <text:p>1.9341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16" calcext:value-type="float">
            <text:p>1.93416</text:p>
          </table:table-cell>
          <table:table-cell table:number-columns-repeated="2"/>
          <table:table-cell table:formula="of:=IF(ISODD(ROW([.D6]));[.D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]));[.D7];&quot;&quot;)" office:value-type="float" office:value="1.93405" calcext:value-type="float">
            <text:p>1.9340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05" calcext:value-type="float">
            <text:p>1.93405</text:p>
          </table:table-cell>
          <table:table-cell table:number-columns-repeated="2"/>
          <table:table-cell table:formula="of:=IF(ISODD(ROW([.D8]));[.D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]));[.D9];&quot;&quot;)" office:value-type="float" office:value="1.95457" calcext:value-type="float">
            <text:p>1.9545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457" calcext:value-type="float">
            <text:p>1.95457</text:p>
          </table:table-cell>
          <table:table-cell table:number-columns-repeated="2"/>
          <table:table-cell table:formula="of:=IF(ISODD(ROW([.D10]));[.D1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]));[.D11];&quot;&quot;)" office:value-type="float" office:value="1.95398" calcext:value-type="float">
            <text:p>1.9539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98" calcext:value-type="float">
            <text:p>1.95398</text:p>
          </table:table-cell>
          <table:table-cell table:number-columns-repeated="2"/>
          <table:table-cell table:formula="of:=IF(ISODD(ROW([.D12]));[.D1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3]));[.D13];&quot;&quot;)" office:value-type="float" office:value="1.95348" calcext:value-type="float">
            <text:p>1.9534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48" calcext:value-type="float">
            <text:p>1.95348</text:p>
          </table:table-cell>
          <table:table-cell table:number-columns-repeated="2"/>
          <table:table-cell table:formula="of:=IF(ISODD(ROW([.D14]));[.D1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5]));[.D15];&quot;&quot;)" office:value-type="float" office:value="1.95435" calcext:value-type="float">
            <text:p>1.954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435" calcext:value-type="float">
            <text:p>1.95435</text:p>
          </table:table-cell>
          <table:table-cell table:number-columns-repeated="2"/>
          <table:table-cell table:formula="of:=IF(ISODD(ROW([.D16]));[.D1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7]));[.D17];&quot;&quot;)" office:value-type="float" office:value="1.90832" calcext:value-type="float">
            <text:p>1.9083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832" calcext:value-type="float">
            <text:p>1.90832</text:p>
          </table:table-cell>
          <table:table-cell table:number-columns-repeated="2"/>
          <table:table-cell table:formula="of:=IF(ISODD(ROW([.D18]));[.D1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9]));[.D19];&quot;&quot;)" office:value-type="float" office:value="1.90755" calcext:value-type="float">
            <text:p>1.9075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55" calcext:value-type="float">
            <text:p>1.90755</text:p>
          </table:table-cell>
          <table:table-cell table:number-columns-repeated="2"/>
          <table:table-cell table:formula="of:=IF(ISODD(ROW([.D20]));[.D2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21]));[.D21];&quot;&quot;)" office:value-type="float" office:value="1.90731" calcext:value-type="float">
            <text:p>1.9073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31" calcext:value-type="float">
            <text:p>1.90731</text:p>
          </table:table-cell>
          <table:table-cell table:number-columns-repeated="2"/>
          <table:table-cell table:formula="of:=IF(ISODD(ROW([.D22]));[.D2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23]));[.D23];&quot;&quot;)" office:value-type="float" office:value="1.90793" calcext:value-type="float">
            <text:p>1.9079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93" calcext:value-type="float">
            <text:p>1.90793</text:p>
          </table:table-cell>
          <table:table-cell table:number-columns-repeated="2"/>
          <table:table-cell table:formula="of:=IF(ISODD(ROW([.D24]));[.D2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25]));[.D25];&quot;&quot;)" office:value-type="float" office:value="1.8989" calcext:value-type="float">
            <text:p>1.898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9" calcext:value-type="float">
            <text:p>1.8989</text:p>
          </table:table-cell>
          <table:table-cell table:number-columns-repeated="2"/>
          <table:table-cell table:formula="of:=IF(ISODD(ROW([.D26]));[.D2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27]));[.D27];&quot;&quot;)" office:value-type="float" office:value="1.8981" calcext:value-type="float">
            <text:p>1.898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1" calcext:value-type="float">
            <text:p>1.8981</text:p>
          </table:table-cell>
          <table:table-cell table:number-columns-repeated="2"/>
          <table:table-cell table:formula="of:=IF(ISODD(ROW([.D28]));[.D2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29]));[.D29];&quot;&quot;)" office:value-type="float" office:value="1.89818" calcext:value-type="float">
            <text:p>1.8981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18" calcext:value-type="float">
            <text:p>1.89818</text:p>
          </table:table-cell>
          <table:table-cell table:number-columns-repeated="2"/>
          <table:table-cell table:formula="of:=IF(ISODD(ROW([.D30]));[.D3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1]));[.D31];&quot;&quot;)" office:value-type="float" office:value="1.89869" calcext:value-type="float">
            <text:p>1.8986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869" calcext:value-type="float">
            <text:p>1.89869</text:p>
          </table:table-cell>
          <table:table-cell table:number-columns-repeated="2"/>
          <table:table-cell table:formula="of:=IF(ISODD(ROW([.D32]));[.D3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3]));[.D33];&quot;&quot;)" office:value-type="float" office:value="1.93235" calcext:value-type="float">
            <text:p>1.932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235" calcext:value-type="float">
            <text:p>1.93235</text:p>
          </table:table-cell>
          <table:table-cell table:number-columns-repeated="2"/>
          <table:table-cell table:formula="of:=IF(ISODD(ROW([.D34]));[.D3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5]));[.D35];&quot;&quot;)" office:value-type="float" office:value="1.93135" calcext:value-type="float">
            <text:p>1.9313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35" calcext:value-type="float">
            <text:p>1.93135</text:p>
          </table:table-cell>
          <table:table-cell table:number-columns-repeated="2"/>
          <table:table-cell table:formula="of:=IF(ISODD(ROW([.D36]));[.D3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7]));[.D37];&quot;&quot;)" office:value-type="float" office:value="1.93125" calcext:value-type="float">
            <text:p>1.9312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25" calcext:value-type="float">
            <text:p>1.93125</text:p>
          </table:table-cell>
          <table:table-cell table:number-columns-repeated="2"/>
          <table:table-cell table:formula="of:=IF(ISODD(ROW([.D38]));[.D3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39]));[.D39];&quot;&quot;)" office:value-type="float" office:value="1.93193" calcext:value-type="float">
            <text:p>1.9319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93" calcext:value-type="float">
            <text:p>1.93193</text:p>
          </table:table-cell>
          <table:table-cell table:number-columns-repeated="2"/>
          <table:table-cell table:formula="of:=IF(ISODD(ROW([.D40]));[.D4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1]));[.D41];&quot;&quot;)" office:value-type="float" office:value="1.95156" calcext:value-type="float">
            <text:p>1.9515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56" calcext:value-type="float">
            <text:p>1.95156</text:p>
          </table:table-cell>
          <table:table-cell table:number-columns-repeated="2"/>
          <table:table-cell table:formula="of:=IF(ISODD(ROW([.D42]));[.D4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3]));[.D43];&quot;&quot;)" office:value-type="float" office:value="1.95892" calcext:value-type="float">
            <text:p>1.958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92" calcext:value-type="float">
            <text:p>1.95892</text:p>
          </table:table-cell>
          <table:table-cell table:number-columns-repeated="2"/>
          <table:table-cell table:formula="of:=IF(ISODD(ROW([.D44]));[.D4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5]));[.D45];&quot;&quot;)" office:value-type="float" office:value="1.95847" calcext:value-type="float">
            <text:p>1.9584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47" calcext:value-type="float">
            <text:p>1.95847</text:p>
          </table:table-cell>
          <table:table-cell table:number-columns-repeated="2"/>
          <table:table-cell table:formula="of:=IF(ISODD(ROW([.D46]));[.D4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7]));[.D47];&quot;&quot;)" office:value-type="float" office:value="1.95916" calcext:value-type="float">
            <text:p>1.9591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916" calcext:value-type="float">
            <text:p>1.95916</text:p>
          </table:table-cell>
          <table:table-cell table:number-columns-repeated="2"/>
          <table:table-cell table:formula="of:=IF(ISODD(ROW([.D48]));[.D4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49]));[.D49];&quot;&quot;)" office:value-type="float" office:value="1.90541" calcext:value-type="float">
            <text:p>1.9054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541" calcext:value-type="float">
            <text:p>1.90541</text:p>
          </table:table-cell>
          <table:table-cell table:number-columns-repeated="2"/>
          <table:table-cell table:formula="of:=IF(ISODD(ROW([.D50]));[.D5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1]));[.D51];&quot;&quot;)" office:value-type="float" office:value="1.91101" calcext:value-type="float">
            <text:p>1.9110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101" calcext:value-type="float">
            <text:p>1.91101</text:p>
          </table:table-cell>
          <table:table-cell table:number-columns-repeated="2"/>
          <table:table-cell table:formula="of:=IF(ISODD(ROW([.D52]));[.D5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3]));[.D53];&quot;&quot;)" office:value-type="float" office:value="1.91083" calcext:value-type="float">
            <text:p>1.9108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83" calcext:value-type="float">
            <text:p>1.91083</text:p>
          </table:table-cell>
          <table:table-cell table:number-columns-repeated="2"/>
          <table:table-cell table:formula="of:=IF(ISODD(ROW([.D54]));[.D5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5]));[.D55];&quot;&quot;)" office:value-type="float" office:value="1.91126" calcext:value-type="float">
            <text:p>1.9112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126" calcext:value-type="float">
            <text:p>1.91126</text:p>
          </table:table-cell>
          <table:table-cell table:number-columns-repeated="2"/>
          <table:table-cell table:formula="of:=IF(ISODD(ROW([.D56]));[.D5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7]));[.D57];&quot;&quot;)" office:value-type="float" office:value="1.896" calcext:value-type="float">
            <text:p>1.89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6" calcext:value-type="float">
            <text:p>1.896</text:p>
          </table:table-cell>
          <table:table-cell table:number-columns-repeated="2"/>
          <table:table-cell table:formula="of:=IF(ISODD(ROW([.D58]));[.D5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59]));[.D59];&quot;&quot;)" office:value-type="float" office:value="1.90108" calcext:value-type="float">
            <text:p>1.9010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08" calcext:value-type="float">
            <text:p>1.90108</text:p>
          </table:table-cell>
          <table:table-cell table:number-columns-repeated="2"/>
          <table:table-cell table:formula="of:=IF(ISODD(ROW([.D60]));[.D6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61]));[.D61];&quot;&quot;)" office:value-type="float" office:value="1.90124" calcext:value-type="float">
            <text:p>1.9012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24" calcext:value-type="float">
            <text:p>1.90124</text:p>
          </table:table-cell>
          <table:table-cell table:number-columns-repeated="2"/>
          <table:table-cell table:formula="of:=IF(ISODD(ROW([.D62]));[.D6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63]));[.D63];&quot;&quot;)" office:value-type="float" office:value="1.90155" calcext:value-type="float">
            <text:p>1.9015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55" calcext:value-type="float">
            <text:p>1.90155</text:p>
          </table:table-cell>
          <table:table-cell table:number-columns-repeated="2"/>
          <table:table-cell table:formula="of:=IF(ISODD(ROW([.D64]));[.D6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65]));[.D65];&quot;&quot;)" office:value-type="float" office:value="1.9322" calcext:value-type="float">
            <text:p>1.932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22" calcext:value-type="float">
            <text:p>1.9322</text:p>
          </table:table-cell>
          <table:table-cell table:number-columns-repeated="2"/>
          <table:table-cell table:formula="of:=IF(ISODD(ROW([.D66]));[.D6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67]));[.D67];&quot;&quot;)" office:value-type="float" office:value="1.93121" calcext:value-type="float">
            <text:p>1.9312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21" calcext:value-type="float">
            <text:p>1.93121</text:p>
          </table:table-cell>
          <table:table-cell table:number-columns-repeated="2"/>
          <table:table-cell table:formula="of:=IF(ISODD(ROW([.D68]));[.D6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69]));[.D69];&quot;&quot;)" office:value-type="float" office:value="1.93112" calcext:value-type="float">
            <text:p>1.9311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12" calcext:value-type="float">
            <text:p>1.93112</text:p>
          </table:table-cell>
          <table:table-cell table:number-columns-repeated="2"/>
          <table:table-cell table:formula="of:=IF(ISODD(ROW([.D70]));[.D7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1]));[.D71];&quot;&quot;)" office:value-type="float" office:value="1.93178" calcext:value-type="float">
            <text:p>1.9317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178" calcext:value-type="float">
            <text:p>1.93178</text:p>
          </table:table-cell>
          <table:table-cell table:number-columns-repeated="2"/>
          <table:table-cell table:formula="of:=IF(ISODD(ROW([.D72]));[.D7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3]));[.D73];&quot;&quot;)" office:value-type="float" office:value="1.95161" calcext:value-type="float">
            <text:p>1.9516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161" calcext:value-type="float">
            <text:p>1.95161</text:p>
          </table:table-cell>
          <table:table-cell table:number-columns-repeated="2"/>
          <table:table-cell table:formula="of:=IF(ISODD(ROW([.D74]));[.D7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5]));[.D75];&quot;&quot;)" office:value-type="float" office:value="1.95897" calcext:value-type="float">
            <text:p>1.9589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97" calcext:value-type="float">
            <text:p>1.95897</text:p>
          </table:table-cell>
          <table:table-cell table:number-columns-repeated="2"/>
          <table:table-cell table:formula="of:=IF(ISODD(ROW([.D76]));[.D7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7]));[.D77];&quot;&quot;)" office:value-type="float" office:value="1.95852" calcext:value-type="float">
            <text:p>1.9585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852" calcext:value-type="float">
            <text:p>1.95852</text:p>
          </table:table-cell>
          <table:table-cell table:number-columns-repeated="2"/>
          <table:table-cell table:formula="of:=IF(ISODD(ROW([.D78]));[.D7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79]));[.D79];&quot;&quot;)" office:value-type="float" office:value="1.9592" calcext:value-type="float">
            <text:p>1.95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92" calcext:value-type="float">
            <text:p>1.9592</text:p>
          </table:table-cell>
          <table:table-cell table:number-columns-repeated="2"/>
          <table:table-cell table:formula="of:=IF(ISODD(ROW([.D80]));[.D8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1]));[.D81];&quot;&quot;)" office:value-type="float" office:value="1.90532" calcext:value-type="float">
            <text:p>1.9053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532" calcext:value-type="float">
            <text:p>1.90532</text:p>
          </table:table-cell>
          <table:table-cell table:number-columns-repeated="2"/>
          <table:table-cell table:formula="of:=IF(ISODD(ROW([.D82]));[.D8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3]));[.D83];&quot;&quot;)" office:value-type="float" office:value="1.91092" calcext:value-type="float">
            <text:p>1.9109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92" calcext:value-type="float">
            <text:p>1.91092</text:p>
          </table:table-cell>
          <table:table-cell table:number-columns-repeated="2"/>
          <table:table-cell table:formula="of:=IF(ISODD(ROW([.D84]));[.D8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5]));[.D85];&quot;&quot;)" office:value-type="float" office:value="1.91075" calcext:value-type="float">
            <text:p>1.9107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075" calcext:value-type="float">
            <text:p>1.91075</text:p>
          </table:table-cell>
          <table:table-cell table:number-columns-repeated="2"/>
          <table:table-cell table:formula="of:=IF(ISODD(ROW([.D86]));[.D8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7]));[.D87];&quot;&quot;)" office:value-type="float" office:value="1.91116" calcext:value-type="float">
            <text:p>1.91116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116" calcext:value-type="float">
            <text:p>1.91116</text:p>
          </table:table-cell>
          <table:table-cell table:number-columns-repeated="2"/>
          <table:table-cell table:formula="of:=IF(ISODD(ROW([.D88]));[.D8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89]));[.D89];&quot;&quot;)" office:value-type="float" office:value="1.89577" calcext:value-type="float">
            <text:p>1.8957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577" calcext:value-type="float">
            <text:p>1.89577</text:p>
          </table:table-cell>
          <table:table-cell table:number-columns-repeated="2"/>
          <table:table-cell table:formula="of:=IF(ISODD(ROW([.D90]));[.D9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1]));[.D91];&quot;&quot;)" office:value-type="float" office:value="1.90085" calcext:value-type="float">
            <text:p>1.9008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085" calcext:value-type="float">
            <text:p>1.90085</text:p>
          </table:table-cell>
          <table:table-cell table:number-columns-repeated="2"/>
          <table:table-cell table:formula="of:=IF(ISODD(ROW([.D92]));[.D9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3]));[.D93];&quot;&quot;)" office:value-type="float" office:value="1.90101" calcext:value-type="float">
            <text:p>1.9010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01" calcext:value-type="float">
            <text:p>1.90101</text:p>
          </table:table-cell>
          <table:table-cell table:number-columns-repeated="2"/>
          <table:table-cell table:formula="of:=IF(ISODD(ROW([.D94]));[.D9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5]));[.D95];&quot;&quot;)" office:value-type="float" office:value="1.90131" calcext:value-type="float">
            <text:p>1.9013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31" calcext:value-type="float">
            <text:p>1.90131</text:p>
          </table:table-cell>
          <table:table-cell table:number-columns-repeated="2"/>
          <table:table-cell table:formula="of:=IF(ISODD(ROW([.D96]));[.D9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7]));[.D97];&quot;&quot;)" office:value-type="float" office:value="1.93425" calcext:value-type="float">
            <text:p>1.9342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425" calcext:value-type="float">
            <text:p>1.93425</text:p>
          </table:table-cell>
          <table:table-cell table:number-columns-repeated="2"/>
          <table:table-cell table:formula="of:=IF(ISODD(ROW([.D98]));[.D9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99]));[.D99];&quot;&quot;)" office:value-type="float" office:value="1.93325" calcext:value-type="float">
            <text:p>1.93325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25" calcext:value-type="float">
            <text:p>1.93325</text:p>
          </table:table-cell>
          <table:table-cell table:number-columns-repeated="2"/>
          <table:table-cell table:formula="of:=IF(ISODD(ROW([.D100]));[.D10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1]));[.D101];&quot;&quot;)" office:value-type="float" office:value="1.93314" calcext:value-type="float">
            <text:p>1.9331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14" calcext:value-type="float">
            <text:p>1.93314</text:p>
          </table:table-cell>
          <table:table-cell table:number-columns-repeated="2"/>
          <table:table-cell table:formula="of:=IF(ISODD(ROW([.D102]));[.D10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3]));[.D103];&quot;&quot;)" office:value-type="float" office:value="1.93384" calcext:value-type="float">
            <text:p>1.9338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384" calcext:value-type="float">
            <text:p>1.93384</text:p>
          </table:table-cell>
          <table:table-cell table:number-columns-repeated="2"/>
          <table:table-cell table:formula="of:=IF(ISODD(ROW([.D104]));[.D10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5]));[.D105];&quot;&quot;)" office:value-type="float" office:value="1.95357" calcext:value-type="float">
            <text:p>1.95357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357" calcext:value-type="float">
            <text:p>1.95357</text:p>
          </table:table-cell>
          <table:table-cell table:number-columns-repeated="2"/>
          <table:table-cell table:formula="of:=IF(ISODD(ROW([.D106]));[.D10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7]));[.D107];&quot;&quot;)" office:value-type="float" office:value="1.96088" calcext:value-type="float">
            <text:p>1.9608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088" calcext:value-type="float">
            <text:p>1.96088</text:p>
          </table:table-cell>
          <table:table-cell table:number-columns-repeated="2"/>
          <table:table-cell table:formula="of:=IF(ISODD(ROW([.D108]));[.D10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09]));[.D109];&quot;&quot;)" office:value-type="float" office:value="1.96041" calcext:value-type="float">
            <text:p>1.9604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041" calcext:value-type="float">
            <text:p>1.96041</text:p>
          </table:table-cell>
          <table:table-cell table:number-columns-repeated="2"/>
          <table:table-cell table:formula="of:=IF(ISODD(ROW([.D110]));[.D11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1]));[.D111];&quot;&quot;)" office:value-type="float" office:value="1.96112" calcext:value-type="float">
            <text:p>1.9611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112" calcext:value-type="float">
            <text:p>1.96112</text:p>
          </table:table-cell>
          <table:table-cell table:number-columns-repeated="2"/>
          <table:table-cell table:formula="of:=IF(ISODD(ROW([.D112]));[.D11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3]));[.D113];&quot;&quot;)" office:value-type="float" office:value="1.90738" calcext:value-type="float">
            <text:p>1.9073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738" calcext:value-type="float">
            <text:p>1.90738</text:p>
          </table:table-cell>
          <table:table-cell table:number-columns-repeated="2"/>
          <table:table-cell table:formula="of:=IF(ISODD(ROW([.D114]));[.D11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5]));[.D115];&quot;&quot;)" office:value-type="float" office:value="1.91293" calcext:value-type="float">
            <text:p>1.9129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293" calcext:value-type="float">
            <text:p>1.91293</text:p>
          </table:table-cell>
          <table:table-cell table:number-columns-repeated="2"/>
          <table:table-cell table:formula="of:=IF(ISODD(ROW([.D116]));[.D11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7]));[.D117];&quot;&quot;)" office:value-type="float" office:value="1.91274" calcext:value-type="float">
            <text:p>1.91274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274" calcext:value-type="float">
            <text:p>1.91274</text:p>
          </table:table-cell>
          <table:table-cell table:number-columns-repeated="2"/>
          <table:table-cell table:formula="of:=IF(ISODD(ROW([.D118]));[.D11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19]));[.D119];&quot;&quot;)" office:value-type="float" office:value="1.91319" calcext:value-type="float">
            <text:p>1.91319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319" calcext:value-type="float">
            <text:p>1.91319</text:p>
          </table:table-cell>
          <table:table-cell table:number-columns-repeated="2"/>
          <table:table-cell table:formula="of:=IF(ISODD(ROW([.D120]));[.D120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1]));[.D121];&quot;&quot;)" office:value-type="float" office:value="1.89791" calcext:value-type="float">
            <text:p>1.89791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791" calcext:value-type="float">
            <text:p>1.89791</text:p>
          </table:table-cell>
          <table:table-cell table:number-columns-repeated="2"/>
          <table:table-cell table:formula="of:=IF(ISODD(ROW([.D122]));[.D122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3]));[.D123];&quot;&quot;)" office:value-type="float" office:value="1.90293" calcext:value-type="float">
            <text:p>1.90293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293" calcext:value-type="float">
            <text:p>1.90293</text:p>
          </table:table-cell>
          <table:table-cell table:number-columns-repeated="2"/>
          <table:table-cell table:formula="of:=IF(ISODD(ROW([.D124]));[.D124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5]));[.D125];&quot;&quot;)" office:value-type="float" office:value="1.90308" calcext:value-type="float">
            <text:p>1.90308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308" calcext:value-type="float">
            <text:p>1.90308</text:p>
          </table:table-cell>
          <table:table-cell table:number-columns-repeated="2"/>
          <table:table-cell table:formula="of:=IF(ISODD(ROW([.D126]));[.D126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IF(ISODD(ROW([.D127]));[.D127];&quot;&quot;)" office:value-type="float" office:value="1.90342" calcext:value-type="float">
            <text:p>1.90342</text:p>
          </table:table-cell>
          <table:table-cell table:formula="of:=MOD(ROW();2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342" calcext:value-type="float">
            <text:p>1.90342</text:p>
          </table:table-cell>
          <table:table-cell table:number-columns-repeated="2"/>
          <table:table-cell table:formula="of:=IF(ISODD(ROW([.D128]));[.D128];&quot;&quot;)">
            <text:p/>
          </table:table-cell>
          <table:table-cell table:formula="of:=MOD(ROW();2)" office:value-type="float" office:value="1" calcext:value-type="float">
            <text:p>1</text:p>
          </table:table-cell>
          <table:table-cell table:number-columns-repeated="8"/>
        </table:table-row>
      </table:table>
      <table:table table:name="res4=3_cleaned" table:style-name="ta1">
        <table:table-column table:style-name="co15" table:number-columns-repeated="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515" calcext:value-type="float">
            <text:p>1.935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16" calcext:value-type="float">
            <text:p>1.934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05" calcext:value-type="float">
            <text:p>1.93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57" calcext:value-type="float">
            <text:p>1.954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98" calcext:value-type="float">
            <text:p>1.953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48" calcext:value-type="float">
            <text:p>1.953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435" calcext:value-type="float">
            <text:p>1.954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832" calcext:value-type="float">
            <text:p>1.908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55" calcext:value-type="float">
            <text:p>1.9075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1" calcext:value-type="float">
            <text:p>1.90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93" calcext:value-type="float">
            <text:p>1.907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9" calcext:value-type="float">
            <text:p>1.8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" calcext:value-type="float">
            <text:p>1.89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18" calcext:value-type="float">
            <text:p>1.8981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869" calcext:value-type="float">
            <text:p>1.8986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35" calcext:value-type="float">
            <text:p>1.932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35" calcext:value-type="float">
            <text:p>1.93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5" calcext:value-type="float">
            <text:p>1.93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93" calcext:value-type="float">
            <text:p>1.93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56" calcext:value-type="float">
            <text:p>1.9515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2" calcext:value-type="float">
            <text:p>1.958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47" calcext:value-type="float">
            <text:p>1.95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16" calcext:value-type="float">
            <text:p>1.95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41" calcext:value-type="float">
            <text:p>1.905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01" calcext:value-type="float">
            <text:p>1.9110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83" calcext:value-type="float">
            <text:p>1.910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26" calcext:value-type="float">
            <text:p>1.91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6" calcext:value-type="float">
            <text:p>1.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08" calcext:value-type="float">
            <text:p>1.9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24" calcext:value-type="float">
            <text:p>1.9012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55" calcext:value-type="float">
            <text:p>1.901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22" calcext:value-type="float">
            <text:p>1.9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21" calcext:value-type="float">
            <text:p>1.931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12" calcext:value-type="float">
            <text:p>1.93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178" calcext:value-type="float">
            <text:p>1.93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161" calcext:value-type="float">
            <text:p>1.9516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97" calcext:value-type="float">
            <text:p>1.95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852" calcext:value-type="float">
            <text:p>1.958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92" calcext:value-type="float">
            <text:p>1.9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532" calcext:value-type="float">
            <text:p>1.905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92" calcext:value-type="float">
            <text:p>1.91092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075" calcext:value-type="float">
            <text:p>1.910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116" calcext:value-type="float">
            <text:p>1.91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577" calcext:value-type="float">
            <text:p>1.895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085" calcext:value-type="float">
            <text:p>1.900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01" calcext:value-type="float">
            <text:p>1.90101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131" calcext:value-type="float">
            <text:p>1.9013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425" calcext:value-type="float">
            <text:p>1.934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25" calcext:value-type="float">
            <text:p>1.93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14" calcext:value-type="float">
            <text:p>1.93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3384" calcext:value-type="float">
            <text:p>1.93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5357" calcext:value-type="float">
            <text:p>1.9535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88" calcext:value-type="float">
            <text:p>1.96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041" calcext:value-type="float">
            <text:p>1.96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6112" calcext:value-type="float">
            <text:p>1.96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738" calcext:value-type="float">
            <text:p>1.907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93" calcext:value-type="float">
            <text:p>1.9129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274" calcext:value-type="float">
            <text:p>1.912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1319" calcext:value-type="float">
            <text:p>1.913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89791" calcext:value-type="float">
            <text:p>1.897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293" calcext:value-type="float">
            <text:p>1.90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308" calcext:value-type="float">
            <text:p>1.90308</text:p>
          </table:table-cell>
        </table:table-row>
        <table:table-row table:style-name="ro1"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90342" calcext:value-type="float">
            <text:p>1.90342</text:p>
          </table:table-cell>
        </table:table-row>
      </table:table>
      <table:named-expressions/>
      <table:database-ranges>
        <table:database-range table:name="__Anonymous_Sheet_DB__0" table:target-range-address="'res4=3_outputs'.H1:'res4=3_outputs'.H127" table:display-filter-buttons="true">
          <table:filter>
            <table:filter-and>
              <table:filter-condition table:field-number="0" table:value="0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6T16:58:44.708781995</dc:date>
    <meta:editing-duration>PT45M3S</meta:editing-duration>
    <meta:editing-cycles>10</meta:editing-cycles>
    <meta:generator>LibreOffice/5.2.7.2$Linux_X86_64 LibreOffice_project/20m0$Build-2</meta:generator>
    <meta:document-statistic meta:table-count="2" meta:cell-count="1335" meta:object-count="0"/>
  </office:meta>
</office:document-meta>
</file>